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168cm" fo:margin-left="0.321cm" fo:margin-top="0cm" fo:margin-bottom="0cm" table:align="left" style:writing-mode="page"/>
    </style:style>
    <style:style style:name="Tabla1.A" style:family="table-column">
      <style:table-column-properties style:column-width="2.833cm"/>
    </style:style>
    <style:style style:name="Tabla1.C" style:family="table-column">
      <style:table-column-properties style:column-width="2.835cm"/>
    </style:style>
    <style:style style:name="Tabla1.1" style:family="table-row">
      <style:table-row-properties style:min-row-height="0.42cm" fo:keep-together="auto"/>
    </style:style>
    <style:style style:name="Tabla1.A1" style:family="table-cell">
      <style:table-cell-properties fo:padding="0cm" fo:border-left="none" fo:border-right="none" fo:border-top="none" fo:border-bottom="0.25pt solid #000000"/>
    </style:style>
    <style:style style:name="Tabla1.2" style:family="table-row">
      <style:table-row-properties style:min-row-height="0.609cm" fo:keep-together="auto"/>
    </style:style>
    <style:style style:name="Tabla1.A2" style:family="table-cell">
      <style:table-cell-properties fo:padding="0cm" fo:border="0.25pt solid #000000"/>
    </style:style>
    <style:style style:name="Tabla2" style:family="table">
      <style:table-properties style:width="9.394cm" fo:margin-left="2.395cm" fo:margin-top="0cm" fo:margin-bottom="0cm" table:align="left" style:writing-mode="page"/>
    </style:style>
    <style:style style:name="Tabla2.A" style:family="table-column">
      <style:table-column-properties style:column-width="2.196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2.489cm"/>
    </style:style>
    <style:style style:name="Tabla2.D" style:family="table-column">
      <style:table-column-properties style:column-width="2.803cm"/>
    </style:style>
    <style:style style:name="Tabla2.1" style:family="table-row">
      <style:table-row-properties style:min-row-height="0.42cm" fo:keep-together="auto"/>
    </style:style>
    <style:style style:name="Tabla2.A1" style:family="table-cell">
      <style:table-cell-properties fo:padding="0cm" fo:border-left="none" fo:border-right="none" fo:border-top="none" fo:border-bottom="0.25pt solid #000000"/>
    </style:style>
    <style:style style:name="Tabla2.2" style:family="table-row">
      <style:table-row-properties style:min-row-height="0.609cm" fo:keep-together="auto"/>
    </style:style>
    <style:style style:name="Tabla2.A2" style:family="table-cell">
      <style:table-cell-properties fo:padding="0cm" fo:border="0.25pt solid #000000"/>
    </style:style>
    <style:style style:name="Tabla2.4" style:family="table-row">
      <style:table-row-properties style:min-row-height="1.125cm" fo:keep-together="auto"/>
    </style:style>
    <style:style style:name="Tabla5" style:family="table">
      <style:table-properties style:width="5.08cm" fo:margin-left="1.416cm" fo:margin-top="0cm" fo:margin-bottom="0cm" table:align="left" style:writing-mode="page"/>
    </style:style>
    <style:style style:name="Tabla5.A" style:family="table-column">
      <style:table-column-properties style:column-width="2.514cm"/>
    </style:style>
    <style:style style:name="Tabla5.B" style:family="table-column">
      <style:table-column-properties style:column-width="1.566cm"/>
    </style:style>
    <style:style style:name="Tabla5.C" style:family="table-column">
      <style:table-column-properties style:column-width="1cm"/>
    </style:style>
    <style:style style:name="Tabla5.1" style:family="table-row">
      <style:table-row-properties style:min-row-height="0.609cm" fo:keep-together="auto"/>
    </style:style>
    <style:style style:name="Tabla5.A1" style:family="table-cell">
      <style:table-cell-properties fo:padding="0cm" fo:border-left="0.25pt solid #000000" fo:border-right="none" fo:border-top="0.25pt solid #000000" fo:border-bottom="0.25pt solid #000000"/>
    </style:style>
    <style:style style:name="Tabla5.B1" style:family="table-cell">
      <style:table-cell-properties fo:padding="0cm" fo:border="0.25pt solid #000000"/>
    </style:style>
    <style:style style:name="Tabla5.3" style:family="table-row">
      <style:table-row-properties style:min-row-height="0.679cm" fo:keep-together="auto"/>
    </style:style>
    <style:style style:name="Tabla6" style:family="table">
      <style:table-properties style:width="5.006cm" fo:margin-left="1.438cm" fo:margin-top="0cm" fo:margin-bottom="0cm" table:align="left" style:writing-mode="page"/>
    </style:style>
    <style:style style:name="Tabla6.A" style:family="table-column">
      <style:table-column-properties style:column-width="2.492cm"/>
    </style:style>
    <style:style style:name="Tabla6.B" style:family="table-column">
      <style:table-column-properties style:column-width="2.514cm"/>
    </style:style>
    <style:style style:name="Tabla6.1" style:family="table-row">
      <style:table-row-properties style:min-row-height="0.609cm" fo:keep-together="auto"/>
    </style:style>
    <style:style style:name="Tabla6.A1" style:family="table-cell">
      <style:table-cell-properties fo:padding="0cm" fo:border-left="0.25pt solid #000000" fo:border-right="none" fo:border-top="0.25pt solid #000000" fo:border-bottom="0.25pt solid #000000"/>
    </style:style>
    <style:style style:name="Tabla6.B1" style:family="table-cell">
      <style:table-cell-properties fo:padding="0cm" fo:border-left="none" fo:border-right="0.25pt solid #000000" fo:border-top="0.25pt solid #000000" fo:border-bottom="0.25pt solid #000000"/>
    </style:style>
    <style:style style:name="Tabla6.3" style:family="table-row">
      <style:table-row-properties style:min-row-height="0.79cm" fo:keep-together="auto"/>
    </style:style>
    <style:style style:name="Tabla7" style:family="table">
      <style:table-properties style:width="5.094cm" fo:margin-left="1.372cm" fo:margin-top="0cm" fo:margin-bottom="0cm" table:align="left" style:writing-mode="page"/>
    </style:style>
    <style:style style:name="Tabla7.A" style:family="table-column">
      <style:table-column-properties style:column-width="2.602cm"/>
    </style:style>
    <style:style style:name="Tabla7.B" style:family="table-column">
      <style:table-column-properties style:column-width="2.492cm"/>
    </style:style>
    <style:style style:name="Tabla7.1" style:family="table-row">
      <style:table-row-properties style:min-row-height="0.609cm" fo:keep-together="auto"/>
    </style:style>
    <style:style style:name="Tabla7.A1" style:family="table-cell">
      <style:table-cell-properties fo:padding="0cm" fo:border-left="0.25pt solid #000000" fo:border-right="none" fo:border-top="0.25pt solid #000000" fo:border-bottom="0.25pt solid #000000"/>
    </style:style>
    <style:style style:name="Tabla7.B1" style:family="table-cell">
      <style:table-cell-properties fo:padding="0cm" fo:border-left="none" fo:border-right="0.25pt solid #000000" fo:border-top="0.25pt solid #000000" fo:border-bottom="0.25pt solid #000000"/>
    </style:style>
    <style:style style:name="Tabla7.A4" style:family="table-cell">
      <style:table-cell-properties fo:padding="0cm" fo:border-left="0.25pt solid #000000" fo:border-right="none" fo:border-top="none" fo:border-bottom="0.25pt solid #000000"/>
    </style:style>
    <style:style style:name="Tabla7.B4" style:family="table-cell">
      <style:table-cell-properties fo:padding="0cm" fo:border-left="none" fo:border-right="0.25pt solid #000000" fo:border-top="none" fo:border-bottom="0.25pt solid #000000"/>
    </style:style>
    <style:style style:name="Tabla7.6" style:family="table-row">
      <style:table-row-properties style:min-row-height="0.374cm" fo:keep-together="auto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/>
    </style:style>
    <style:style style:name="P2" style:family="paragraph" style:parent-style-name="Text_20_body">
      <style:paragraph-properties fo:margin-top="0.171cm" fo:margin-bottom="0cm" style:contextual-spacing="false"/>
      <style:text-properties style:font-name="Times New Roman"/>
    </style:style>
    <style:style style:name="P3" style:family="paragraph" style:parent-style-name="Text_20_body">
      <style:paragraph-properties fo:margin-left="0.309cm" fo:margin-right="0.48cm" fo:margin-top="0.201cm" fo:margin-bottom="0cm" style:contextual-spacing="false"/>
    </style:style>
    <style:style style:name="P4" style:family="paragraph" style:parent-style-name="Text_20_body">
      <style:paragraph-properties fo:margin-top="0.012cm" fo:margin-bottom="0cm" style:contextual-spacing="false"/>
      <style:text-properties fo:font-size="4pt" style:font-size-asian="4pt"/>
    </style:style>
    <style:style style:name="P5" style:family="paragraph" style:parent-style-name="Table_20_Paragraph">
      <style:paragraph-properties fo:margin-left="0.005cm" fo:margin-right="0cm" fo:margin-top="0cm" fo:margin-bottom="0cm" style:contextual-spacing="false" fo:line-height="0.386cm"/>
    </style:style>
    <style:style style:name="P6" style:family="paragraph" style:parent-style-name="Table_20_Paragraph">
      <style:paragraph-properties fo:margin-left="0.049cm" fo:margin-right="0cm"/>
    </style:style>
    <style:style style:name="P7" style:family="paragraph" style:parent-style-name="Text_20_body">
      <style:paragraph-properties fo:margin-top="0.307cm" fo:margin-bottom="0cm" style:contextual-spacing="false"/>
      <style:text-properties fo:color="#3465a4" loext:opacity="100%" officeooo:rsid="001188d5" officeooo:paragraph-rsid="001188d5"/>
    </style:style>
    <style:style style:name="P8" style:family="paragraph" style:parent-style-name="Text_20_body">
      <style:paragraph-properties fo:margin-top="0.307cm" fo:margin-bottom="0cm" style:contextual-spacing="false"/>
      <style:text-properties fo:color="#3465a4" loext:opacity="100%" officeooo:rsid="00137a60" officeooo:paragraph-rsid="00137a60"/>
    </style:style>
    <style:style style:name="P9" style:family="paragraph" style:parent-style-name="Text_20_body">
      <style:paragraph-properties fo:margin-top="0.307cm" fo:margin-bottom="0cm" style:contextual-spacing="false"/>
      <style:text-properties fo:color="#3465a4" loext:opacity="100%" officeooo:rsid="0017bb93" officeooo:paragraph-rsid="0017bb93"/>
    </style:style>
    <style:style style:name="P10" style:family="paragraph" style:parent-style-name="Text_20_body">
      <style:paragraph-properties fo:margin-top="0.307cm" fo:margin-bottom="0cm" style:contextual-spacing="false"/>
      <style:text-properties officeooo:paragraph-rsid="00137a60"/>
    </style:style>
    <style:style style:name="P11" style:family="paragraph" style:parent-style-name="Text_20_body">
      <style:paragraph-properties fo:margin-top="0.307cm" fo:margin-bottom="0cm" style:contextual-spacing="false"/>
      <style:text-properties officeooo:paragraph-rsid="0014fb72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4pt" fo:font-weight="bold" style:font-size-asian="4pt" style:font-weight-asian="bold"/>
    </style:style>
    <style:style style:name="P13" style:family="paragraph" style:parent-style-name="Table_20_Paragraph">
      <style:paragraph-properties fo:margin-left="0.048cm" fo:margin-right="1.097cm"/>
    </style:style>
    <style:style style:name="P14" style:family="paragraph" style:parent-style-name="Table_20_Paragraph">
      <style:paragraph-properties fo:margin-left="0.048cm" fo:margin-right="2.288cm"/>
    </style:style>
    <style:style style:name="P15" style:family="paragraph" style:parent-style-name="Table_20_Paragraph">
      <style:paragraph-properties fo:margin-left="0.049cm" fo:margin-right="0cm" fo:margin-top="0.051cm" fo:margin-bottom="0cm" style:contextual-spacing="false"/>
    </style:style>
    <style:style style:name="P16" style:family="paragraph" style:parent-style-name="Table_20_Paragraph">
      <style:paragraph-properties fo:margin-top="0.051cm" fo:margin-bottom="0cm" style:contextual-spacing="false"/>
    </style:style>
    <style:style style:name="P17" style:family="paragraph" style:parent-style-name="Text_20_body">
      <style:paragraph-properties fo:margin-top="0.307cm" fo:margin-bottom="0cm" style:contextual-spacing="false"/>
      <style:text-properties fo:font-weight="bold" style:font-weight-asian="bold"/>
    </style:style>
    <style:style style:name="P18" style:family="paragraph" style:parent-style-name="List_20_Paragraph" style:list-style-name="WWNum1">
      <style:paragraph-properties fo:margin-left="1.57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75cm"/>
        </style:tab-stops>
      </style:paragraph-properties>
    </style:style>
    <style:style style:name="P19" style:family="paragraph" style:parent-style-name="List_20_Paragraph" style:list-style-name="WWNum1">
      <style:paragraph-properties fo:margin-left="1.57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75cm"/>
        </style:tab-stops>
      </style:paragraph-properties>
      <style:text-properties fo:color="#3465a4" loext:opacity="100%" officeooo:rsid="0018ee5b" officeooo:paragraph-rsid="0018ee5b"/>
    </style:style>
    <style:style style:name="P20" style:family="paragraph" style:parent-style-name="List_20_Paragraph" style:list-style-name="WWNum1">
      <style:paragraph-properties fo:margin-left="1.575cm" fo:text-indent="-0.631cm" style:auto-text-indent="false"/>
      <style:text-properties officeooo:paragraph-rsid="001c084c"/>
    </style:style>
    <style:style style:name="P21" style:family="paragraph" style:parent-style-name="List_20_Paragraph">
      <style:text-properties officeooo:paragraph-rsid="001c084c"/>
    </style:style>
    <style:style style:name="P22" style:family="paragraph" style:parent-style-name="Table_20_Paragraph">
      <style:paragraph-properties fo:margin-left="0.049cm" fo:margin-right="0cm"/>
      <style:text-properties fo:font-size="12pt" fo:font-weight="bold" officeooo:rsid="001f3e30" officeooo:paragraph-rsid="001f3e30" style:font-size-asian="12pt" style:font-weight-asian="bold"/>
    </style:style>
    <style:style style:name="P23" style:family="paragraph" style:parent-style-name="Table_20_Paragraph">
      <style:paragraph-properties fo:margin-left="0.049cm" fo:margin-right="0cm"/>
      <style:text-properties officeooo:paragraph-rsid="001dec0b"/>
    </style:style>
    <style:style style:name="P24" style:family="paragraph" style:parent-style-name="Table_20_Paragraph">
      <style:text-properties officeooo:paragraph-rsid="001dec0b"/>
    </style:style>
    <style:style style:name="P25" style:family="paragraph" style:parent-style-name="Table_20_Paragraph">
      <style:paragraph-properties fo:margin-left="0.049cm" fo:margin-right="0cm"/>
      <style:text-properties fo:font-size="12pt" officeooo:rsid="001f3e30" officeooo:paragraph-rsid="001f3e30" style:font-size-asian="12pt"/>
    </style:style>
    <style:style style:name="P26" style:family="paragraph" style:parent-style-name="Table_20_Paragraph">
      <style:paragraph-properties fo:margin-left="0.049cm" fo:margin-right="0cm" fo:margin-top="0.051cm" fo:margin-bottom="0cm" style:contextual-spacing="false"/>
      <style:text-properties fo:font-size="12pt" officeooo:rsid="001f3e30" officeooo:paragraph-rsid="001f3e30" style:font-size-asian="12pt"/>
    </style:style>
    <style:style style:name="P27" style:family="paragraph" style:parent-style-name="Table_20_Paragraph">
      <style:paragraph-properties fo:margin-left="0.049cm" fo:margin-right="0cm" fo:margin-top="0.051cm" fo:margin-bottom="0cm" style:contextual-spacing="false"/>
      <style:text-properties officeooo:paragraph-rsid="001dec0b"/>
    </style:style>
    <style:style style:name="P28" style:family="paragraph" style:parent-style-name="Table_20_Paragraph">
      <style:paragraph-properties fo:margin-top="0.051cm" fo:margin-bottom="0cm" style:contextual-spacing="false"/>
      <style:text-properties officeooo:paragraph-rsid="001dec0b"/>
    </style:style>
    <style:style style:name="P29" style:family="paragraph" style:parent-style-name="Standard">
      <style:text-properties officeooo:paragraph-rsid="001dec0b"/>
    </style:style>
    <style:style style:name="P30" style:family="paragraph" style:parent-style-name="Standard">
      <style:text-properties officeooo:paragraph-rsid="0020b6e5"/>
    </style:style>
    <style:style style:name="P31" style:family="paragraph" style:parent-style-name="Table_20_Paragraph">
      <style:text-properties fo:font-size="12pt" fo:font-weight="bold" officeooo:rsid="0020b6e5" officeooo:paragraph-rsid="0020b6e5" style:font-size-asian="12pt" style:font-weight-asian="bold"/>
    </style:style>
    <style:style style:name="P32" style:family="paragraph" style:parent-style-name="Table_20_Paragraph">
      <style:text-properties officeooo:paragraph-rsid="0020b6e5"/>
    </style:style>
    <style:style style:name="P33" style:family="paragraph" style:parent-style-name="Table_20_Paragraph">
      <style:text-properties fo:font-size="12pt" officeooo:rsid="0020b6e5" officeooo:paragraph-rsid="0020b6e5" style:font-size-asian="12pt"/>
    </style:style>
    <style:style style:name="P34" style:family="paragraph" style:parent-style-name="Table_20_Paragraph">
      <style:paragraph-properties fo:margin-left="0.048cm" fo:margin-right="1.097cm"/>
      <style:text-properties fo:font-size="12pt" officeooo:rsid="0020b6e5" officeooo:paragraph-rsid="0020b6e5" style:font-size-asian="12pt"/>
    </style:style>
    <style:style style:name="P35" style:family="paragraph" style:parent-style-name="Table_20_Paragraph">
      <style:paragraph-properties fo:margin-left="0.048cm" fo:margin-right="1.097cm"/>
      <style:text-properties officeooo:paragraph-rsid="0020b6e5"/>
    </style:style>
    <style:style style:name="P36" style:family="paragraph" style:parent-style-name="Table_20_Paragraph">
      <style:paragraph-properties fo:margin-top="0.051cm" fo:margin-bottom="0cm" style:contextual-spacing="false"/>
      <style:text-properties fo:font-size="12pt" officeooo:rsid="0020b6e5" officeooo:paragraph-rsid="0020b6e5" style:font-size-asian="12pt"/>
    </style:style>
    <style:style style:name="P37" style:family="paragraph" style:parent-style-name="Table_20_Paragraph">
      <style:paragraph-properties fo:margin-top="0.051cm" fo:margin-bottom="0cm" style:contextual-spacing="false"/>
      <style:text-properties officeooo:paragraph-rsid="0020b6e5"/>
    </style:style>
    <style:style style:name="P38" style:family="paragraph" style:parent-style-name="List_20_Paragraph">
      <style:text-properties officeooo:paragraph-rsid="0020b6e5"/>
    </style:style>
    <style:style style:name="P39" style:family="paragraph" style:parent-style-name="Table_20_Paragraph">
      <style:text-properties fo:font-size="12pt" fo:font-weight="bold" officeooo:rsid="00219901" officeooo:paragraph-rsid="00219901" style:font-size-asian="12pt" style:font-weight-asian="bold"/>
    </style:style>
    <style:style style:name="P40" style:family="paragraph" style:parent-style-name="Table_20_Paragraph">
      <style:text-properties officeooo:paragraph-rsid="00219901"/>
    </style:style>
    <style:style style:name="P41" style:family="paragraph" style:parent-style-name="Table_20_Paragraph">
      <style:text-properties fo:font-size="12pt" officeooo:rsid="00219901" officeooo:paragraph-rsid="00219901" style:font-size-asian="12pt"/>
    </style:style>
    <style:style style:name="P42" style:family="paragraph" style:parent-style-name="Table_20_Paragraph">
      <style:paragraph-properties fo:margin-top="0.051cm" fo:margin-bottom="0cm" style:contextual-spacing="false"/>
      <style:text-properties fo:font-size="12pt" officeooo:rsid="00219901" officeooo:paragraph-rsid="00219901" style:font-size-asian="12pt"/>
    </style:style>
    <style:style style:name="P43" style:family="paragraph" style:parent-style-name="Table_20_Paragraph">
      <style:paragraph-properties fo:margin-top="0.051cm" fo:margin-bottom="0cm" style:contextual-spacing="false"/>
      <style:text-properties officeooo:paragraph-rsid="00219901"/>
    </style:style>
    <style:style style:name="P44" style:family="paragraph" style:parent-style-name="Table_20_Paragraph">
      <style:paragraph-properties fo:margin-top="0.051cm" fo:margin-bottom="0cm" style:contextual-spacing="false"/>
      <style:text-properties fo:font-size="12pt" officeooo:rsid="0024fe6b" officeooo:paragraph-rsid="0024fe6b" style:font-size-asian="12pt"/>
    </style:style>
    <style:style style:name="P45" style:family="paragraph" style:parent-style-name="Text_20_body">
      <style:paragraph-properties fo:margin-left="0.309cm" fo:margin-right="0cm" fo:margin-top="0.201cm" fo:margin-bottom="0cm" style:contextual-spacing="false"/>
    </style:style>
    <style:style style:name="P46" style:family="paragraph" style:parent-style-name="Text_20_body">
      <style:paragraph-properties fo:margin-left="1.561cm" fo:margin-right="7.701cm" fo:margin-top="0.201cm" fo:margin-bottom="0cm" style:contextual-spacing="false" fo:line-height="138%"/>
    </style:style>
    <style:style style:name="P47" style:family="paragraph" style:parent-style-name="Text_20_body">
      <style:paragraph-properties fo:margin-left="1.561cm" fo:margin-right="0cm" fo:line-height="0.517cm"/>
    </style:style>
    <style:style style:name="P48" style:family="paragraph" style:parent-style-name="Text_20_body">
      <style:paragraph-properties fo:margin-left="1.561cm" fo:margin-right="0cm" fo:margin-top="0.201cm" fo:margin-bottom="0cm" style:contextual-spacing="false"/>
    </style:style>
    <style:style style:name="P49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60b83" officeooo:paragraph-rsid="00260b83"/>
    </style:style>
    <style:style style:name="P50" style:family="paragraph" style:parent-style-name="Text_20_body">
      <style:paragraph-properties fo:margin-top="0.402cm" fo:margin-bottom="0cm" style:contextual-spacing="false"/>
    </style:style>
    <style:style style:name="P51" style:family="paragraph" style:parent-style-name="Text_20_body">
      <style:paragraph-properties fo:margin-left="1.561cm" fo:margin-right="3.277cm" fo:line-height="138%" fo:text-indent="-1.251cm" style:auto-text-indent="false"/>
    </style:style>
    <style:style style:name="P52" style:family="paragraph" style:parent-style-name="Text_20_body">
      <style:paragraph-properties fo:margin-left="1.561cm" fo:margin-right="0.81cm" fo:line-height="138%"/>
    </style:style>
    <style:style style:name="P53" style:family="paragraph" style:parent-style-name="Text_20_body">
      <style:paragraph-properties fo:margin-left="0.309cm" fo:margin-right="0cm" fo:line-height="0.517cm"/>
    </style:style>
    <style:style style:name="P54" style:family="paragraph" style:parent-style-name="Text_20_body" style:master-page-name="Converted1">
      <style:paragraph-properties style:page-number="auto"/>
    </style:style>
    <style:style style:name="P55" style:family="paragraph" style:parent-style-name="Text_20_body">
      <style:paragraph-properties fo:margin-top="0.011cm" fo:margin-bottom="0cm" style:contextual-spacing="false"/>
    </style:style>
    <style:style style:name="P56" style:family="paragraph" style:parent-style-name="Text_20_body">
      <style:paragraph-properties fo:margin-left="0.309cm" fo:margin-right="0.48cm"/>
    </style:style>
    <style:style style:name="P57" style:family="paragraph" style:parent-style-name="Text_20_body">
      <style:paragraph-properties fo:margin-left="1.561cm" fo:margin-right="4.685cm" fo:margin-top="0.201cm" fo:margin-bottom="0cm" style:contextual-spacing="false" fo:line-height="138%"/>
      <style:text-properties officeooo:paragraph-rsid="000387ab"/>
    </style:style>
    <style:style style:name="P58" style:family="paragraph" style:parent-style-name="Text_20_body">
      <style:paragraph-properties fo:margin-left="1.561cm" fo:margin-right="0cm" fo:line-height="0.515cm"/>
    </style:style>
    <style:style style:name="P59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387ab" officeooo:paragraph-rsid="000387ab"/>
    </style:style>
    <style:style style:name="P60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4a584" officeooo:paragraph-rsid="0004a584"/>
    </style:style>
    <style:style style:name="P61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be437" officeooo:paragraph-rsid="000be437"/>
    </style:style>
    <style:style style:name="P62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1pt" style:font-size-asian="11pt"/>
    </style:style>
    <style:style style:name="P6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64" style:family="paragraph" style:parent-style-name="Table_20_Paragraph">
      <style:paragraph-properties fo:margin-left="0.109cm" fo:margin-right="0.005cm" fo:margin-top="0cm" fo:margin-bottom="0cm" style:contextual-spacing="false" fo:text-align="center" style:justify-single-word="false"/>
    </style:style>
    <style:style style:name="P65" style:family="paragraph" style:parent-style-name="Table_20_Paragraph">
      <style:paragraph-properties fo:margin-left="0cm" fo:margin-right="0cm" fo:margin-top="0.076cm" fo:margin-bottom="0cm" style:contextual-spacing="false"/>
      <style:text-properties style:font-name="Times New Roman" fo:font-size="10pt" style:font-size-asian="10pt"/>
    </style:style>
    <style:style style:name="P66" style:family="paragraph" style:parent-style-name="Table_20_Paragraph">
      <style:paragraph-properties fo:margin-left="0.342cm" fo:margin-right="0cm" fo:margin-top="0cm" fo:margin-bottom="0cm" style:contextual-spacing="false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fo:letter-spacing="-0.025cm"/>
    </style:style>
    <style:style style:name="T3" style:family="text">
      <style:text-properties fo:letter-spacing="-0.021cm"/>
    </style:style>
    <style:style style:name="T4" style:family="text">
      <style:text-properties fo:letter-spacing="-0.019cm"/>
    </style:style>
    <style:style style:name="T5" style:family="text">
      <style:text-properties fo:letter-spacing="-0.018cm"/>
    </style:style>
    <style:style style:name="T6" style:family="text">
      <style:text-properties fo:font-weight="bold" style:font-weight-asian="bold"/>
    </style:style>
    <style:style style:name="T7" style:family="text">
      <style:text-properties fo:letter-spacing="-0.007cm" fo:font-weight="bold" style:font-weight-asian="bold"/>
    </style:style>
    <style:style style:name="T8" style:family="text">
      <style:text-properties fo:letter-spacing="-0.004cm" fo:font-weight="bold" style:font-weight-asian="bold"/>
    </style:style>
    <style:style style:name="T9" style:family="text">
      <style:text-properties fo:letter-spacing="-0.007cm"/>
    </style:style>
    <style:style style:name="T10" style:family="text">
      <style:text-properties fo:font-size="4pt" style:font-size-asian="4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-0.007cm" fo:font-weight="bold" style:font-size-asian="12pt" style:font-weight-asian="bold"/>
    </style:style>
    <style:style style:name="T15" style:family="text">
      <style:text-properties fo:font-size="12pt" fo:letter-spacing="-0.004cm" fo:font-weight="bold" style:font-size-asian="12pt" style:font-weight-asian="bold"/>
    </style:style>
    <style:style style:name="T16" style:family="text">
      <style:text-properties fo:font-size="12pt" fo:letter-spacing="-0.007cm" style:font-size-asian="12pt"/>
    </style:style>
    <style:style style:name="T17" style:family="text">
      <style:text-properties fo:font-size="12pt" fo:letter-spacing="-0.016cm" style:font-size-asian="12pt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officeooo:rsid="00137a60"/>
    </style:style>
    <style:style style:name="T21" style:family="text">
      <style:text-properties fo:color="#3465a4" loext:opacity="100%" officeooo:rsid="00137a60"/>
    </style:style>
    <style:style style:name="T22" style:family="text">
      <style:text-properties fo:color="#3465a4" loext:opacity="100%" officeooo:rsid="0014fb72"/>
    </style:style>
    <style:style style:name="T23" style:family="text">
      <style:text-properties fo:letter-spacing="-0.012cm"/>
    </style:style>
    <style:style style:name="T24" style:family="text">
      <style:text-properties fo:letter-spacing="-0.011cm"/>
    </style:style>
    <style:style style:name="T25" style:family="text">
      <style:text-properties fo:letter-spacing="-0.004cm"/>
    </style:style>
    <style:style style:name="T26" style:family="text">
      <style:text-properties fo:font-size="4pt" fo:font-weight="bold" style:font-size-asian="4pt" style:font-weight-asian="bold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font-size="12pt" fo:letter-spacing="-0.012cm" style:font-size-asian="12pt"/>
    </style:style>
    <style:style style:name="T29" style:family="text">
      <style:text-properties officeooo:rsid="001aaf21"/>
    </style:style>
    <style:style style:name="T30" style:family="text">
      <style:text-properties officeooo:rsid="001c084c"/>
    </style:style>
    <style:style style:name="T31" style:family="text">
      <style:text-properties fo:font-size="12pt" officeooo:rsid="0020b6e5" style:font-size-asian="12pt"/>
    </style:style>
    <style:style style:name="T32" style:family="text">
      <style:text-properties fo:font-size="12pt" officeooo:rsid="00219901" style:font-size-asian="12pt"/>
    </style:style>
    <style:style style:name="T33" style:family="text">
      <style:text-properties fo:letter-spacing="-0.009cm" fo:font-weight="bold" style:font-weight-asian="bold"/>
    </style:style>
    <style:style style:name="T34" style:family="text">
      <style:text-properties fo:letter-spacing="-0.005cm" fo:font-weight="bold" style:font-weight-asian="bold"/>
    </style:style>
    <style:style style:name="T35" style:family="text">
      <style:text-properties fo:letter-spacing="-0.009cm"/>
    </style:style>
    <style:style style:name="T36" style:family="text">
      <style:text-properties fo:letter-spacing="0.007cm"/>
    </style:style>
    <style:style style:name="T37" style:family="text">
      <style:text-properties fo:letter-spacing="0.009cm"/>
    </style:style>
    <style:style style:name="T38" style:family="text">
      <style:text-properties fo:letter-spacing="-0.014cm"/>
    </style:style>
    <style:style style:name="T39" style:family="text">
      <style:text-properties fo:letter-spacing="-0.004cm" officeooo:rsid="00263c5e"/>
    </style:style>
    <style:style style:name="T40" style:family="text">
      <style:text-properties fo:letter-spacing="-0.011cm" fo:font-weight="bold" style:font-weight-asian="bold"/>
    </style:style>
    <style:style style:name="T41" style:family="text">
      <style:text-properties fo:letter-spacing="-0.023cm"/>
    </style:style>
    <style:style style:name="T42" style:family="text">
      <style:text-properties fo:letter-spacing="0.028cm"/>
    </style:style>
    <style:style style:name="T43" style:family="text">
      <style:text-properties fo:letter-spacing="-0.004cm" officeooo:rsid="000a91c9"/>
    </style:style>
    <style:style style:name="T44" style:family="text">
      <style:text-properties fo:letter-spacing="-0.004cm" officeooo:rsid="00079dfc"/>
    </style:style>
    <style:style style:name="T45" style:family="text">
      <style:text-properties fo:letter-spacing="-0.004cm" officeooo:rsid="000cd4d8"/>
    </style:style>
    <style:style style:name="T46" style:family="text">
      <style:text-properties fo:letter-spacing="-0.004cm" officeooo:rsid="000e0acc"/>
    </style:style>
    <style:style style:name="T47" style:family="text">
      <style:text-properties fo:letter-spacing="-0.004cm" officeooo:rsid="000e75d8"/>
    </style:style>
    <style:style style:name="T48" style:family="text">
      <style:text-properties style:font-name="Times New Roman" fo:font-size="11pt" style:font-size-asian="11pt"/>
    </style:style>
    <style:style style:name="T49" style:family="text">
      <style:text-properties fo:font-size="10pt" fo:font-weight="bold" style:font-size-asian="10pt" style:font-weight-asian="bold"/>
    </style:style>
    <style:style style:name="T50" style:family="text">
      <style:text-properties fo:font-size="10pt" fo:letter-spacing="-0.009cm" fo:font-weight="bold" style:font-size-asian="10pt" style:font-weight-asian="bold"/>
    </style:style>
    <style:style style:name="T51" style:family="text">
      <style:text-properties fo:font-size="10pt" fo:letter-spacing="-0.004cm" fo:font-weight="bold" style:font-size-asian="10pt" style:font-weight-asian="bold"/>
    </style:style>
    <style:style style:name="T52" style:family="text">
      <style:text-properties fo:font-size="10pt" fo:letter-spacing="-0.019cm" fo:font-weight="bold" style:font-size-asian="10pt" style:font-weight-asian="bold"/>
    </style:style>
    <style:style style:name="T53" style:family="text">
      <style:text-properties fo:font-size="10pt" fo:letter-spacing="-0.018cm" fo:font-weight="bold" style:font-size-asian="10pt" style:font-weight-asian="bold"/>
    </style:style>
    <style:style style:name="T54" style:family="text">
      <style:text-properties style:font-name="Times New Roman" fo:font-size="10pt" style:font-size-asian="10pt"/>
    </style:style>
    <style:style style:name="T55" style:family="text">
      <style:text-properties fo:font-size="10pt" fo:letter-spacing="-0.007cm" fo:font-weight="bold" style:font-size-asian="10pt" style:font-weight-asian="bold"/>
    </style:style>
    <style:style style:name="T56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h text:style-name="Heading_20_1" text:outline-level="2">EJERCICIOS<text:span text:style-name="T2"> </text:span>UD3<text:span text:style-name="T3"> </text:span>MODELO<text:span text:style-name="T3"> </text:span>RELACIONAL<text:span text:style-name="T3"> </text:span>PARTE<text:span text:style-name="T4"> </text:span><text:span text:style-name="T5">I</text:span></text:h>
        <text:p text:style-name="P3"><text:span text:style-name="T6">Ejercicio</text:span><text:span text:style-name="T7"> </text:span><text:span text:style-name="T6">1:</text:span><text:span text:style-name="T8"> </text:span>Dada<text:span text:style-name="T9"> </text:span>la<text:span text:style-name="T9"> </text:span>siguiente<text:span text:style-name="T9"> </text:span>relación<text:span text:style-name="T9"> </text:span>identifica<text:span text:style-name="T9"> </text:span>el<text:span text:style-name="T9"> </text:span>esquema<text:span text:style-name="T9"> </text:span>de<text:span text:style-name="T9"> </text:span>la<text:span text:style-name="T9"> </text:span>relación,<text:span text:style-name="T9"> </text:span>así<text:span text:style-name="T9"> </text:span>como<text:span text:style-name="T9"> </text:span>la<text:span text:style-name="T9"> </text:span>extensión<text:span text:style-name="T9"> </text:span>de la relación. También debes indicar cuál es el grado y cardinalidad de la relación.</text:p>
        <text:p text:style-name="P4" loext:marker-style-name="T10"/>
        <table:table table:name="Tabla1" table:style-name="Tabla1">
          <table:table-column table:style-name="Tabla1.A" table:number-columns-repeated="2"/>
          <table:table-column table:style-name="Tabla1.C"/>
          <table:table-column table:style-name="Tabla1.A"/>
          <table:table-column table:style-name="Tabla1.C"/>
          <table:table-row table:style-name="Tabla1.1">
            <table:table-cell table:style-name="Tabla1.A1" table:number-columns-spanned="5" office:value-type="string">
              <text:p text:style-name="P5" loext:marker-style-name="T11"><text:span text:style-name="T12">PERROS</text:span><text:span text:style-name="T12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P6" loext:marker-style-name="T13"><text:span text:style-name="T14">Chip</text:span><text:span text:style-name="T14"/></text:p>
            </table:table-cell>
            <table:table-cell table:style-name="Tabla1.A2" office:value-type="string">
              <text:p text:style-name="P6" loext:marker-style-name="T13"><text:span text:style-name="T15">Nombre</text:span><text:span text:style-name="T15"/></text:p>
            </table:table-cell>
            <table:table-cell table:style-name="Tabla1.A2" office:value-type="string">
              <text:p text:style-name="P6" loext:marker-style-name="T13"><text:span text:style-name="T14">Raza</text:span><text:span text:style-name="T14"/></text:p>
            </table:table-cell>
            <table:table-cell table:style-name="Tabla1.A2" office:value-type="string">
              <text:p text:style-name="P6" loext:marker-style-name="T13"><text:span text:style-name="T14">Peso</text:span><text:span text:style-name="T14"/></text:p>
            </table:table-cell>
            <table:table-cell table:style-name="Tabla1.A2" office:value-type="string">
              <text:p text:style-name="Table_20_Paragraph" loext:marker-style-name="T13"><text:span text:style-name="T15">F_Nacimiento</text:span><text:span text:style-name="T15"/></text:p>
            </table:table-cell>
          </table:table-row>
          <table:table-row table:style-name="Tabla1.2">
            <table:table-cell table:style-name="Tabla1.A2" office:value-type="string">
              <text:p text:style-name="P6" loext:marker-style-name="T11"><text:span text:style-name="T12">456897L</text:span><text:span text:style-name="T12"/></text:p>
            </table:table-cell>
            <table:table-cell table:style-name="Tabla1.A2" office:value-type="string">
              <text:p text:style-name="P6" loext:marker-style-name="T11"><text:span text:style-name="T16">Mifú</text:span><text:span text:style-name="T16"/></text:p>
            </table:table-cell>
            <table:table-cell table:style-name="Tabla1.A2" office:value-type="string">
              <text:p text:style-name="P6" loext:marker-style-name="T11"><text:span text:style-name="T11">Border</text:span><text:span text:style-name="T17"> </text:span><text:span text:style-name="T12">Collie</text:span></text:p>
            </table:table-cell>
            <table:table-cell table:style-name="Tabla1.A2" office:value-type="string">
              <text:p text:style-name="P6" loext:marker-style-name="T11"><text:span text:style-name="T18">30</text:span><text:span text:style-name="T18"/></text:p>
            </table:table-cell>
            <table:table-cell table:style-name="Tabla1.A2" office:value-type="string">
              <text:p text:style-name="Table_20_Paragraph" loext:marker-style-name="T11"><text:span text:style-name="T12">30/10/2020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6" loext:marker-style-name="T11"><text:span text:style-name="T12">458972P</text:span><text:span text:style-name="T12"/></text:p>
            </table:table-cell>
            <table:table-cell table:style-name="Tabla1.A2" office:value-type="string">
              <text:p text:style-name="P6" loext:marker-style-name="T11"><text:span text:style-name="T16">Lolo</text:span><text:span text:style-name="T16"/></text:p>
            </table:table-cell>
            <table:table-cell table:style-name="Tabla1.A2" office:value-type="string">
              <text:p text:style-name="P6" loext:marker-style-name="T11"><text:span text:style-name="T12">Pastor</text:span><text:span text:style-name="T19"> </text:span><text:span text:style-name="T12">Alemán</text:span></text:p>
            </table:table-cell>
            <table:table-cell table:style-name="Tabla1.A2" office:value-type="string">
              <text:p text:style-name="P6" loext:marker-style-name="T11"><text:span text:style-name="T18">40</text:span><text:span text:style-name="T18"/></text:p>
            </table:table-cell>
            <table:table-cell table:style-name="Tabla1.A2" office:value-type="string">
              <text:p text:style-name="Table_20_Paragraph" loext:marker-style-name="T11"><text:span text:style-name="T12">20/05/2023</text:span><text:span text:style-name="T12"/></text:p>
            </table:table-cell>
          </table:table-row>
        </table:table>
        <text:p text:style-name="P7">PERROS {(Chip: dominio_chip), (Nombre:dominio_nombre), (Raza:domin<text:span text:style-name="T20">i</text:span>o_raza),(Peso:dominio_peso), (F_Nacimiento:dominio_f_nacimiento)}</text:p>
        <text:p text:style-name="P8">dominio_chip: cadena(9)</text:p>
        <text:p text:style-name="P8">dominio_nombre: cadena(30)</text:p>
        <text:p text:style-name="P8">dominio_raza: cadena(45)</text:p>
        <text:p text:style-name="P8">dominio_peso:entero</text:p>
        <text:p text:style-name="P8">dominio_f_nacimiento:fecha</text:p>
        <text:p text:style-name="P9">5 columnas/2 filas</text:p>
        <text:p text:style-name="P10"><text:span text:style-name="T21">t1 =&gt; {(chip,456897L),(nombre,Mifú),(raza,Border Collie),(peso,30),(f_nacimiento,30/10/2020)}</text:span></text:p>
        <text:p text:style-name="P11"><text:span text:style-name="T21">t</text:span><text:span text:style-name="T22">2 =&gt; {(chip,458972P),(nombre,Lolo),(raza,Pastor Alemán),(peso,40),(f_nacimiento,20/05/2023)}</text:span></text:p>
        <text:p text:style-name="P11"><text:span text:style-name="T22"/></text:p>
        <text:h text:style-name="Heading_20_1" text:outline-level="2">Ejercicio<text:span text:style-name="T23"> </text:span>2:<text:span text:style-name="T23"> </text:span>Dada<text:span text:style-name="T23"> </text:span>la<text:span text:style-name="T23"> </text:span>siguiente<text:span text:style-name="T24"> </text:span><text:span text:style-name="T25">tabla:</text:span></text:h>
        <text:p text:style-name="P12" loext:marker-style-name="T26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5" loext:marker-style-name="T11"><text:span text:style-name="T12">ALUMNOS</text:span><text:span text:style-name="T12"/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6" loext:marker-style-name="T13"><text:span text:style-name="T15">Nombre</text:span><text:span text:style-name="T15"/></text:p>
            </table:table-cell>
            <table:table-cell table:style-name="Tabla2.A2" office:value-type="string">
              <text:p text:style-name="Table_20_Paragraph" loext:marker-style-name="T13"><text:span text:style-name="T14">Edad</text:span><text:span text:style-name="T14"/></text:p>
            </table:table-cell>
            <table:table-cell table:style-name="Tabla2.A2" office:value-type="string">
              <text:p text:style-name="Table_20_Paragraph" loext:marker-style-name="T13"><text:span text:style-name="T15">Idioma</text:span><text:span text:style-name="T15"/></text:p>
            </table:table-cell>
            <table:table-cell table:style-name="Tabla2.A2" office:value-type="string">
              <text:p text:style-name="Table_20_Paragraph" loext:marker-style-name="T13"><text:span text:style-name="T14">Nivel</text:span><text:span text:style-name="T14"/></text:p>
            </table:table-cell>
          </table:table-row>
          <table:table-row table:style-name="Tabla2.2">
            <table:table-cell table:style-name="Tabla2.A2" office:value-type="string">
              <text:p text:style-name="P6" loext:marker-style-name="T11"><text:span text:style-name="T16">Luis</text:span><text:span text:style-name="T16"/></text:p>
            </table:table-cell>
            <table:table-cell table:style-name="Tabla2.A2" office:value-type="string">
              <text:p text:style-name="Table_20_Paragraph" loext:marker-style-name="T11"><text:span text:style-name="T18">18</text:span><text:span text:style-name="T18"/></text:p>
            </table:table-cell>
            <table:table-cell table:style-name="Tabla2.A2" office:value-type="string">
              <text:p text:style-name="Table_20_Paragraph" loext:marker-style-name="T11"><text:span text:style-name="T12">Inglés</text:span><text:span text:style-name="T12"/></text:p>
            </table:table-cell>
            <table:table-cell table:style-name="Tabla2.A2" office:value-type="string">
              <text:p text:style-name="Table_20_Paragraph" loext:marker-style-name="T11"><text:span text:style-name="T18">C1</text:span><text:span text:style-name="T18"/></text:p>
            </table:table-cell>
          </table:table-row>
          <table:table-row table:style-name="Tabla2.4">
            <table:table-cell table:style-name="Tabla2.A2" office:value-type="string">
              <text:p text:style-name="P6" loext:marker-style-name="T11"><text:span text:style-name="T18">Ana</text:span><text:span text:style-name="T18"/></text:p>
            </table:table-cell>
            <table:table-cell table:style-name="Tabla2.A2" office:value-type="string">
              <text:p text:style-name="Table_20_Paragraph" loext:marker-style-name="T11"><text:span text:style-name="T18">23</text:span><text:span text:style-name="T18"/></text:p>
            </table:table-cell>
            <table:table-cell table:style-name="Tabla2.A2" office:value-type="string">
              <text:p text:style-name="P13" loext:marker-style-name="T11"><text:span text:style-name="T12">Inglés Francés</text:span><text:span text:style-name="T12"/></text:p>
            </table:table-cell>
            <table:table-cell table:style-name="Tabla2.A2" office:value-type="string">
              <text:p text:style-name="P14" loext:marker-style-name="T11"><text:span text:style-name="T27">B2 </text:span><text:span text:style-name="T18">C1</text:span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2">Jaime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18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Alemán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A2</text:span><text:span text:style-name="T18"/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8">Eva</text:span><text:span text:style-name="T18"/></text:p>
            </table:table-cell>
            <table:table-cell table:style-name="Tabla2.A2" office:value-type="string">
              <text:p text:style-name="P16" loext:marker-style-name="T11"><text:span text:style-name="T18">19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Italiano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B1</text:span><text:span text:style-name="T18"/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8">Eva</text:span><text:span text:style-name="T18"/></text:p>
            </table:table-cell>
            <table:table-cell table:style-name="Tabla2.A2" office:value-type="string">
              <text:p text:style-name="P16" loext:marker-style-name="T11"><text:span text:style-name="T18">23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Inglés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B2</text:span><text:span text:style-name="T18"/></text:p>
            </table:table-cell>
          </table:table-row>
        </table:table>
        <text:p text:style-name="P17" loext:marker-style-name="T6"/>
        <text:list text:style-name="WWNum1">
          <text:list-item>
            <text:p text:style-name="P18" loext:marker-style-name="T11"><text:span text:style-name="T11">¿Por</text:span><text:span text:style-name="T28"> </text:span><text:span text:style-name="T11">qué</text:span><text:span text:style-name="T28"> </text:span><text:span text:style-name="T11">no</text:span><text:span text:style-name="T28"> </text:span><text:span text:style-name="T11">representa</text:span><text:span text:style-name="T28"> </text:span><text:span text:style-name="T11">una</text:span><text:span text:style-name="T27"> </text:span><text:span text:style-name="T12">relación?</text:span></text:p>
            <text:p text:style-name="P19">En la tupla de Ana, en idioma <text:span text:style-name="T29">y </text:span><text:span text:style-name="T30">novel </text:span>estas metiendo dos datos </text:p>
          </text:list-item>
          <text:list-item>
            <text:p text:style-name="P20"><text:span text:style-name="T11">Transformarla en otra equivalente que modele la misma información qu sí representanta una reacción</text:span></text:p>
          </text:list-item>
        </text:list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pan text:style-name="T11"/></text:p>
        <text:p text:style-name="P21"><text:soft-page-break/><text:span text:style-name="T11"><text:tab/></text:span><text:span text:style-name="T31">ALUMNOS</text:span>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22" loext:marker-style-name="T13">DNI</text:p>
            </table:table-cell>
            <table:table-cell table:style-name="Tabla5.B1" office:value-type="string">
              <text:p text:style-name="P23" loext:marker-style-name="T13"><text:span text:style-name="T15">Nombre</text:span></text:p>
            </table:table-cell>
            <table:table-cell table:style-name="Tabla5.B1" office:value-type="string">
              <text:p text:style-name="P24" loext:marker-style-name="T13"><text:span text:style-name="T14">Edad</text:span></text:p>
            </table:table-cell>
          </table:table-row>
          <table:table-row table:style-name="Tabla5.1">
            <table:table-cell table:style-name="Tabla5.A1" office:value-type="string">
              <text:p text:style-name="P25" loext:marker-style-name="T11">11111111A</text:p>
            </table:table-cell>
            <table:table-cell table:style-name="Tabla5.B1" office:value-type="string">
              <text:p text:style-name="P23" loext:marker-style-name="T11"><text:span text:style-name="T16">Luis</text:span></text:p>
            </table:table-cell>
            <table:table-cell table:style-name="Tabla5.B1" office:value-type="string">
              <text:p text:style-name="P24" loext:marker-style-name="T11"><text:span text:style-name="T18">18</text:span></text:p>
            </table:table-cell>
          </table:table-row>
          <table:table-row table:style-name="Tabla5.3">
            <table:table-cell table:style-name="Tabla5.A1" office:value-type="string">
              <text:p text:style-name="P25" loext:marker-style-name="T11">22222222B</text:p>
            </table:table-cell>
            <table:table-cell table:style-name="Tabla5.B1" office:value-type="string">
              <text:p text:style-name="P23" loext:marker-style-name="T11"><text:span text:style-name="T18">Ana</text:span></text:p>
            </table:table-cell>
            <table:table-cell table:style-name="Tabla5.B1" office:value-type="string">
              <text:p text:style-name="P24" loext:marker-style-name="T11"><text:span text:style-name="T18">23</text:span></text:p>
            </table:table-cell>
          </table:table-row>
          <table:table-row table:style-name="Tabla5.1">
            <table:table-cell table:style-name="Tabla5.A1" office:value-type="string">
              <text:p text:style-name="P26" loext:marker-style-name="T11">33333333C</text:p>
            </table:table-cell>
            <table:table-cell table:style-name="Tabla5.B1" office:value-type="string">
              <text:p text:style-name="P27" loext:marker-style-name="T11"><text:span text:style-name="T12">Jaime</text:span></text:p>
            </table:table-cell>
            <table:table-cell table:style-name="Tabla5.B1" office:value-type="string">
              <text:p text:style-name="P28" loext:marker-style-name="T11"><text:span text:style-name="T18">18</text:span></text:p>
            </table:table-cell>
          </table:table-row>
          <table:table-row table:style-name="Tabla5.1">
            <table:table-cell table:style-name="Tabla5.A1" office:value-type="string">
              <text:p text:style-name="P26" loext:marker-style-name="T11">44444444D</text:p>
            </table:table-cell>
            <table:table-cell table:style-name="Tabla5.B1" office:value-type="string">
              <text:p text:style-name="P27" loext:marker-style-name="T11"><text:span text:style-name="T18">Eva</text:span></text:p>
            </table:table-cell>
            <table:table-cell table:style-name="Tabla5.B1" office:value-type="string">
              <text:p text:style-name="P28" loext:marker-style-name="T11"><text:span text:style-name="T18">19</text:span></text:p>
            </table:table-cell>
          </table:table-row>
          <table:table-row table:style-name="Tabla5.1">
            <table:table-cell table:style-name="Tabla5.A1" office:value-type="string">
              <text:p text:style-name="P26" loext:marker-style-name="T11">55555555E</text:p>
            </table:table-cell>
            <table:table-cell table:style-name="Tabla5.B1" office:value-type="string">
              <text:p text:style-name="P27" loext:marker-style-name="T11"><text:span text:style-name="T18">Eva</text:span></text:p>
            </table:table-cell>
            <table:table-cell table:style-name="Tabla5.B1" office:value-type="string">
              <text:p text:style-name="P28" loext:marker-style-name="T11"><text:span text:style-name="T18">23</text:span></text:p>
            </table:table-cell>
          </table:table-row>
        </table:table>
        <text:p text:style-name="P29"><text:span text:style-name="T11"/></text:p>
        <text:p text:style-name="P30"><text:span text:style-name="T11"><text:tab/> <text:s text:c="2"/></text:span><text:span text:style-name="T31">IDIOMA</text:span></text:p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31" loext:marker-style-name="T13">Id_Idioma</text:p>
            </table:table-cell>
            <table:table-cell table:style-name="Tabla6.B1" office:value-type="string">
              <text:p text:style-name="P32" loext:marker-style-name="T13"><text:span text:style-name="T15">Idioma</text:span></text:p>
            </table:table-cell>
          </table:table-row>
          <table:table-row table:style-name="Tabla6.1">
            <table:table-cell table:style-name="Tabla6.A1" office:value-type="string">
              <text:p text:style-name="P33" loext:marker-style-name="T11">1</text:p>
            </table:table-cell>
            <table:table-cell table:style-name="Tabla6.B1" office:value-type="string">
              <text:p text:style-name="P32" loext:marker-style-name="T11"><text:span text:style-name="T12">Inglés</text:span></text:p>
            </table:table-cell>
          </table:table-row>
          <table:table-row table:style-name="Tabla6.3">
            <table:table-cell table:style-name="Tabla6.A1" office:value-type="string">
              <text:p text:style-name="P34" loext:marker-style-name="T11">2</text:p>
            </table:table-cell>
            <table:table-cell table:style-name="Tabla6.B1" office:value-type="string">
              <text:p text:style-name="P35" loext:marker-style-name="T11"><text:span text:style-name="T12">Inglés </text:span></text:p>
            </table:table-cell>
          </table:table-row>
          <table:table-row table:style-name="Tabla6.1">
            <table:table-cell table:style-name="Tabla6.A1" office:value-type="string">
              <text:p text:style-name="P36" loext:marker-style-name="T11">3</text:p>
            </table:table-cell>
            <table:table-cell table:style-name="Tabla6.B1" office:value-type="string">
              <text:p text:style-name="P37" loext:marker-style-name="T11"><text:span text:style-name="T12">Alemán</text:span></text:p>
            </table:table-cell>
          </table:table-row>
          <table:table-row table:style-name="Tabla6.1">
            <table:table-cell table:style-name="Tabla6.A1" office:value-type="string">
              <text:p text:style-name="P36" loext:marker-style-name="T11">4</text:p>
            </table:table-cell>
            <table:table-cell table:style-name="Tabla6.B1" office:value-type="string">
              <text:p text:style-name="P37" loext:marker-style-name="T11"><text:span text:style-name="T12">Italiano</text:span></text:p>
            </table:table-cell>
          </table:table-row>
          <table:table-row table:style-name="Tabla6.1">
            <table:table-cell table:style-name="Tabla6.A1" office:value-type="string">
              <text:p text:style-name="P36" loext:marker-style-name="T11">5</text:p>
            </table:table-cell>
            <table:table-cell table:style-name="Tabla6.B1" office:value-type="string">
              <text:p text:style-name="P37" loext:marker-style-name="T11"><text:span text:style-name="T12">Inglés</text:span></text:p>
            </table:table-cell>
          </table:table-row>
        </table:table>
        <text:p text:style-name="P38"><text:span text:style-name="T11"/></text:p>
        <text:p text:style-name="P38"><text:span text:style-name="T11"><text:tab/></text:span><text:span text:style-name="T32">NIVEL</text:span></text:p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39" loext:marker-style-name="T13">Id_nivel</text:p>
            </table:table-cell>
            <table:table-cell table:style-name="Tabla7.B1" office:value-type="string">
              <text:p text:style-name="P40" loext:marker-style-name="T13"><text:span text:style-name="T14">Nivel</text:span></text:p>
            </table:table-cell>
          </table:table-row>
          <table:table-row table:style-name="Tabla7.1">
            <table:table-cell table:style-name="Tabla7.A1" office:value-type="string">
              <text:p text:style-name="P41" loext:marker-style-name="T11">1</text:p>
            </table:table-cell>
            <table:table-cell table:style-name="Tabla7.B1" office:value-type="string">
              <text:p text:style-name="P40" loext:marker-style-name="T11"><text:span text:style-name="T18">C1</text:span></text:p>
            </table:table-cell>
          </table:table-row>
          <table:table-row table:style-name="Tabla7.1">
            <table:table-cell table:style-name="Tabla7.A1" office:value-type="string">
              <text:p text:style-name="P42" loext:marker-style-name="T11">2</text:p>
            </table:table-cell>
            <table:table-cell table:style-name="Tabla7.B1" office:value-type="string">
              <text:p text:style-name="P42" loext:marker-style-name="T11">B2</text:p>
            </table:table-cell>
          </table:table-row>
          <table:table-row table:style-name="Tabla7.1">
            <table:table-cell table:style-name="Tabla7.A4" office:value-type="string">
              <text:p text:style-name="P42" loext:marker-style-name="T11">3</text:p>
            </table:table-cell>
            <table:table-cell table:style-name="Tabla7.B4" office:value-type="string">
              <text:p text:style-name="P43" loext:marker-style-name="T11"><text:span text:style-name="T18">A2</text:span></text:p>
            </table:table-cell>
          </table:table-row>
          <table:table-row table:style-name="Tabla7.1">
            <table:table-cell table:style-name="Tabla7.A1" office:value-type="string">
              <text:p text:style-name="P42" loext:marker-style-name="T11">4</text:p>
            </table:table-cell>
            <table:table-cell table:style-name="Tabla7.B1" office:value-type="string">
              <text:p text:style-name="P43" loext:marker-style-name="T11"><text:span text:style-name="T18">B1</text:span></text:p>
            </table:table-cell>
          </table:table-row>
          <table:table-row table:style-name="Tabla7.6">
            <table:table-cell table:style-name="Tabla7.A1" office:value-type="string">
              <text:p text:style-name="P44" loext:marker-style-name="T11">5</text:p>
            </table:table-cell>
            <table:table-cell table:style-name="Tabla7.B1" office:value-type="string">
              <text:p text:style-name="P43" loext:marker-style-name="T11"><text:span text:style-name="T18">B2</text:span></text:p>
            </table:table-cell>
          </table:table-row>
        </table:table>
        <text:p text:style-name="P45"><text:span text:style-name="T6">Ejercicio</text:span><text:span text:style-name="T33"> </text:span><text:span text:style-name="T6">3:</text:span><text:span text:style-name="T34"> </text:span>Dado<text:span text:style-name="T35"> </text:span>el<text:span text:style-name="T35"> </text:span>siguiente<text:span text:style-name="T35"> </text:span>esquema<text:span text:style-name="T35"> </text:span>de<text:span text:style-name="T35"> </text:span>base<text:span text:style-name="T35"> </text:span>de<text:span text:style-name="T35"> </text:span>datos<text:span text:style-name="T35"> </text:span>relacional<text:span text:style-name="T35"> </text:span>para<text:span text:style-name="T35"> </text:span>gestionar<text:span text:style-name="T35"> </text:span>los<text:span text:style-name="T35"> </text:span>préstamos<text:span text:style-name="T35"> </text:span>de una biblioteca:</text:p>
        <text:p text:style-name="P46"><text:span text:style-name="T25">Libro</text:span><text:span text:style-name="T9"> </text:span><text:span text:style-name="T25">(signatura,</text:span><text:span text:style-name="T9"> </text:span><text:span text:style-name="T25">autor,</text:span><text:span text:style-name="T9"> </text:span><text:span text:style-name="T25">titulo,</text:span><text:span text:style-name="T9"> </text:span><text:span text:style-name="T25">editor,</text:span><text:span text:style-name="T9"> </text:span><text:span text:style-name="T25">clase) </text:span>Usuario (carnet, nombre, direccion)</text:p>
        <text:p text:style-name="P47">Clase<text:span text:style-name="T23"> </text:span>(clave,<text:span text:style-name="T23"> </text:span><text:span text:style-name="T25">tiempo_de_prestamo)</text:span></text:p>
        <text:p text:style-name="P48"><text:span text:style-name="T25">Préstamo</text:span><text:span text:style-name="T36"> </text:span><text:span text:style-name="T25">(signatura,</text:span><text:span text:style-name="T37"> </text:span><text:span text:style-name="T25">carnet,</text:span><text:span text:style-name="T37"> </text:span><text:span text:style-name="T25">fecha_inicio,</text:span><text:span text:style-name="T37"> </text:span><text:span text:style-name="T25">fecha_fin)</text:span></text:p>
        <text:p text:style-name="P45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  <text:p text:style-name="P49"><text:span text:style-name="T25">Libro {Clave candidata </text:span><text:span text:style-name="T39">=&gt; titulo =&gt; clave primaria</text:span></text:p>
        <text:p text:style-name="P50"/>
        <text:p text:style-name="P51"><text:span text:style-name="T6">Ejercicio</text:span><text:span text:style-name="T40"> </text:span><text:span text:style-name="T6">4</text:span>:<text:span text:style-name="T24"> </text:span>La<text:span text:style-name="T24"> </text:span>base<text:span text:style-name="T24"> </text:span>de<text:span text:style-name="T24"> </text:span>datos<text:span text:style-name="T24"> </text:span>de<text:span text:style-name="T24"> </text:span>una<text:span text:style-name="T24"> </text:span>empresa<text:span text:style-name="T24"> </text:span>contiene<text:span text:style-name="T24"> </text:span>las<text:span text:style-name="T24"> </text:span>siguientes<text:span text:style-name="T24"> </text:span>tablas: Persona (dni, nombre, direccion, telefono)</text:p>
        <text:p text:style-name="P52">Empleado<text:span text:style-name="T2"> </text:span>(dni,<text:span text:style-name="T2"> </text:span>fecha-alta,<text:span text:style-name="T41"> </text:span>fecha-consolidación,<text:span text:style-name="T2"> </text:span>salario,<text:span text:style-name="T41"> </text:span>departamento,<text:span text:style-name="T2"> </text:span>jefe) Departamento (dep, nombre, presupuesto)</text:p>
        <text:p text:style-name="P53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</text:section>
      <text:p text:style-name="P54"/>
      <text:p text:style-name="P55"/>
      <text:p text:style-name="P56"><text:span text:style-name="T6">Ejercicio 5</text:span>: Se dispone de una BD relacional con información sobre las dinastías que han reinado en un país. El esquema relacional es el siguiente:</text:p>
      <text:p text:style-name="P57">Soberano(nombre_persona,<text:span text:style-name="T2"> </text:span>dinastía,<text:span text:style-name="T2"> </text:span>desde_el_año,<text:span text:style-name="T41"> </text:span>hasta_el_año) </text:p>
      <text:p text:style-name="P57">Persona(nombre, sexo, año_nacimiento, año_muerte) Paternidad(padre, hijo)</text:p>
      <text:p text:style-name="P58"><text:span text:style-name="T25">Maternidad(madre,</text:span><text:span text:style-name="T42"> </text:span><text:span text:style-name="T25">hijo)</text:span></text:p>
      <text:p text:style-name="P45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<text:p text:style-name="P45"><text:span text:style-name="T25"/></text:p>
      <text:p text:style-name="P59"><text:span text:style-name="T43">Soberano </text:span><text:span text:style-name="T25"><text:tab/>{Clave candidata =&gt; nombre_persona =&gt; clave primaria</text:span></text:p>
      <text:p text:style-name="P59"><text:span text:style-name="T44"><text:tab/><text:tab/>Clave ajena =&gt; nombre_persona hace referencia =&gt; Persona(nombre)</text:span><text:span text:style-name="T25"><text:tab/></text:span></text:p>
      <text:p text:style-name="P60"><text:span text:style-name="T25">Persona {Clave candidata =&gt; nombre</text:span></text:p>
      <text:p text:style-name="P61"><text:span text:style-name="T25">Paternidad </text:span><text:span text:style-name="T45">{Clave candidata =&gt; hijo, </text:span><text:span text:style-name="T46">Clave ajena =&gt; </text:span><text:span text:style-name="T47">padre/hijo referencia a una perso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/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75cm" fo:text-indent="-0.635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48cm" fo:margin-top="0.053cm" fo:margin-bottom="0cm" style:contextual-spacing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-0.002cm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0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2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5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7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8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05cm" fo:margin-top="0cm" fo:margin-bottom="0cm" style:contextual-spacing="false" fo:text-align="center" style:justify-single-word="false"/>
    </style:style>
    <style:style style:name="MP5" style:family="paragraph" style:parent-style-name="Table_20_Paragraph">
      <style:paragraph-properties fo:margin-left="0cm" fo:margin-right="0cm"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 fo:margin-top="0cm" fo:margin-bottom="0cm" style:contextual-spacing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9cm" fo:font-weight="bold" style:font-size-asian="10pt" style:font-weight-asian="bold"/>
    </style:style>
    <style:style style:name="MT7" style:family="text">
      <style:text-properties fo:font-size="10pt" fo:letter-spacing="-0.018cm" fo:font-weight="bold" style:font-size-asian="10pt" style:font-weight-asian="bold"/>
    </style:style>
    <style:style style:name="MT8" style:family="text">
      <style:text-properties style:font-name="Times New Roman" fo:font-size="10pt" style:font-size-asian="10pt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0.494cm" fo:margin-left="1.693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59cm" fo:margin-bottom="0.494cm" fo:margin-left="1.693cm" fo:margin-right="1.552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4" draw:name="Textbox 1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3.A1" office:value-type="string"><text:p text:style-name="MP5" loext:marker-style-name="MT8"/><text:p text:style-name="MP6" loext:marker-style-name="MT3"><text:span text:style-name="MT3">Pág.</text:span><text:span text:style-name="MT4"> </text:span><text:span text:style-name="MT3"><text:page-number text:select-page="current">1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2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2 Copia 1" text:anchor-type="char" svg:x="2.588cm" svg:y="2.568cm" svg:width="0.981cm" svg:height="1.296cm" draw:z-index="0"><draw:image xlink:href="Pictures/10000001000000220000002D40B81585.png" xlink:type="simple" xlink:show="embed" xlink:actuate="onLoad" draw:mime-type="image/png"/></draw:frame><draw:custom-shape text:anchor-type="char" draw:z-index="5" draw:name="Textbox 2" draw:style-name="Mgr1" draw:text-style-name="MP7" svg:width="17.601cm" svg:height="1.597cm" svg:x="1.774cm" svg:y="2.406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4.A1" office:value-type="string"><text:p text:style-name="MP5" loext:marker-style-name="MT8"/><text:p text:style-name="MP6" loext:marker-style-name="MT3"><text:span text:style-name="MT3">Pág.</text:span><text:span text:style-name="MT4"> </text:span><text:span text:style-name="MT3"><text:page-number text:select-page="current">3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7:32:37</meta:creation-date>
    <dc:date>2024-10-25T20:36:22.739000000</dc:date>
    <meta:editing-duration>PT1H3M5S</meta:editing-duration>
    <meta:generator>LibreOffice/24.8.0.3$Windows_X86_64 LibreOffice_project/0bdf1299c94fe897b119f97f3c613e9dca6be583</meta:generator>
    <meta:editing-cycles>28</meta:editing-cycles>
    <meta:document-statistic meta:table-count="7" meta:image-count="2" meta:object-count="0" meta:page-count="3" meta:paragraph-count="125" meta:word-count="397" meta:character-count="2847" meta:non-whitespace-character-count="2564"/>
    <meta:user-defined meta:name="AppVersion">12.0000</meta:user-defined>
    <meta:user-defined meta:name="Created" meta:value-type="date">2024-10-25T00:00:00</meta:user-defined>
    <meta:user-defined meta:name="Creator">Writer</meta:user-defined>
    <meta:user-defined meta:name="LastSaved" meta:value-type="date">2024-10-25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